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Interval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Eccentricity</text:p>
          </table:table-cell>
          <table:table-cell table:style-name="Default" office:value-type="string" calcext:value-type="string">
            <text:p>Closeness Centrality</text:p>
          </table:table-cell>
          <table:table-cell table:style-name="Default" office:value-type="string" calcext:value-type="string">
            <text:p>Harmonic Closeness Centrality</text:p>
          </table:table-cell>
          <table:table-cell table:style-name="Default" office:value-type="string" calcext:value-type="string">
            <text:p>Betweeness Centrality</text:p>
          </table:table-cell>
          <table:table-cell table:style-name="Default" office:value-type="string" calcext:value-type="string">
            <text:p>Eigenvector Centrality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zaixiang</text:p>
          </table:table-cell>
          <table:table-cell office:value-type="float" office:value="4" calcext:value-type="float">
            <text:p>4</text:p>
          </table:table-cell>
          <table:table-cell office:value-type="float" office:value="0.536480686695279" calcext:value-type="float">
            <text:p>0.5364806867</text:p>
          </table:table-cell>
          <table:table-cell office:value-type="float" office:value="0.585833333333335" calcext:value-type="float">
            <text:p>0.5858333333</text:p>
          </table:table-cell>
          <table:table-cell office:value-type="float" office:value="34791.6709852267" calcext:value-type="float">
            <text:p>34791.6709852267</text:p>
          </table:table-cell>
          <table:table-cell office:value-type="float" office:value="0.721020095670103" calcext:value-type="float">
            <text:p>0.7210200957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/>
          <table:table-cell office:value-type="string" calcext:value-type="string">
            <text:p>MiG-29</text:p>
          </table:table-cell>
          <table:table-cell office:value-type="float" office:value="4" calcext:value-type="float">
            <text:p>4</text:p>
          </table:table-cell>
          <table:table-cell office:value-type="float" office:value="0.519930675909879" calcext:value-type="float">
            <text:p>0.5199306759</text:p>
          </table:table-cell>
          <table:table-cell office:value-type="float" office:value="0.568611111111113" calcext:value-type="float">
            <text:p>0.5686111111</text:p>
          </table:table-cell>
          <table:table-cell office:value-type="float" office:value="23332.2113227879" calcext:value-type="float">
            <text:p>23332.2113227879</text:p>
          </table:table-cell>
          <table:table-cell office:value-type="float" office:value="0.693603751979362" calcext:value-type="float">
            <text:p>0.693603752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/>
          <table:table-cell office:value-type="string" calcext:value-type="string">
            <text:p>FireIce</text:p>
          </table:table-cell>
          <table:table-cell office:value-type="float" office:value="4" calcext:value-type="float">
            <text:p>4</text:p>
          </table:table-cell>
          <table:table-cell office:value-type="float" office:value="0.506072874493927" calcext:value-type="float">
            <text:p>0.5060728745</text:p>
          </table:table-cell>
          <table:table-cell office:value-type="float" office:value="0.549333333333336" calcext:value-type="float">
            <text:p>0.5493333333</text:p>
          </table:table-cell>
          <table:table-cell office:value-type="float" office:value="18468.3890647976" calcext:value-type="float">
            <text:p>18468.3890647976</text:p>
          </table:table-cell>
          <table:table-cell office:value-type="float" office:value="0.584826390339497" calcext:value-type="float">
            <text:p>0.5848263903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/>
          <table:table-cell office:value-type="string" calcext:value-type="string">
            <text:p>BeBetter</text:p>
          </table:table-cell>
          <table:table-cell office:value-type="float" office:value="4" calcext:value-type="float">
            <text:p>4</text:p>
          </table:table-cell>
          <table:table-cell office:value-type="float" office:value="0.490837696335078" calcext:value-type="float">
            <text:p>0.4908376963</text:p>
          </table:table-cell>
          <table:table-cell office:value-type="float" office:value="0.529333333333336" calcext:value-type="float">
            <text:p>0.5293333333</text:p>
          </table:table-cell>
          <table:table-cell office:value-type="float" office:value="4495.80456620392" calcext:value-type="float">
            <text:p>4495.8045662039</text:p>
          </table:table-cell>
          <table:table-cell office:value-type="float" office:value="0.525056719944259" calcext:value-type="float">
            <text:p>0.5250567199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/>
          <table:table-cell office:value-type="string" calcext:value-type="string">
            <text:p>albertwang</text:p>
          </table:table-cell>
          <table:table-cell office:value-type="float" office:value="4" calcext:value-type="float">
            <text:p>4</text:p>
          </table:table-cell>
          <table:table-cell office:value-type="float" office:value="0.505390835579515" calcext:value-type="float">
            <text:p>0.5053908356</text:p>
          </table:table-cell>
          <table:table-cell office:value-type="float" office:value="0.540111111111113" calcext:value-type="float">
            <text:p>0.5401111111</text:p>
          </table:table-cell>
          <table:table-cell office:value-type="float" office:value="20767.8795686421" calcext:value-type="float">
            <text:p>20767.8795686421</text:p>
          </table:table-cell>
          <table:table-cell office:value-type="float" office:value="0.44150226737531" calcext:value-type="float">
            <text:p>0.4415022674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/>
          <table:table-cell office:value-type="string" calcext:value-type="string">
            <text:p>gevak</text:p>
          </table:table-cell>
          <table:table-cell office:value-type="float" office:value="4" calcext:value-type="float">
            <text:p>4</text:p>
          </table:table-cell>
          <table:table-cell office:value-type="float" office:value="0.50217609641781" calcext:value-type="float">
            <text:p>0.5021760964</text:p>
          </table:table-cell>
          <table:table-cell office:value-type="float" office:value="0.537166666666669" calcext:value-type="float">
            <text:p>0.5371666667</text:p>
          </table:table-cell>
          <table:table-cell office:value-type="float" office:value="10068.4005368142" calcext:value-type="float">
            <text:p>10068.4005368142</text:p>
          </table:table-cell>
          <table:table-cell office:value-type="float" office:value="0.513169065808928" calcext:value-type="float">
            <text:p>0.5131690658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/>
          <table:table-cell office:value-type="string" calcext:value-type="string">
            <text:p>Ghostar</text:p>
          </table:table-cell>
          <table:table-cell office:value-type="float" office:value="4" calcext:value-type="float">
            <text:p>4</text:p>
          </table:table-cell>
          <table:table-cell office:value-type="float" office:value="0.527611677805135" calcext:value-type="float">
            <text:p>0.5276116778</text:p>
          </table:table-cell>
          <table:table-cell office:value-type="float" office:value="0.572222222222224" calcext:value-type="float">
            <text:p>0.5722222222</text:p>
          </table:table-cell>
          <table:table-cell office:value-type="float" office:value="28125.8626956285" calcext:value-type="float">
            <text:p>28125.8626956285</text:p>
          </table:table-cell>
          <table:table-cell office:value-type="float" office:value="0.678398819618416" calcext:value-type="float">
            <text:p>0.6783988196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/>
          <table:table-cell office:value-type="string" calcext:value-type="string">
            <text:p>Indemar</text:p>
          </table:table-cell>
          <table:table-cell office:value-type="float" office:value="4" calcext:value-type="float">
            <text:p>4</text:p>
          </table:table-cell>
          <table:table-cell office:value-type="float" office:value="0.514756348661633" calcext:value-type="float">
            <text:p>0.5147563487</text:p>
          </table:table-cell>
          <table:table-cell office:value-type="float" office:value="0.559000000000002" calcext:value-type="float">
            <text:p>0.559</text:p>
          </table:table-cell>
          <table:table-cell office:value-type="float" office:value="21111.59529461" calcext:value-type="float">
            <text:p>21111.59529461</text:p>
          </table:table-cell>
          <table:table-cell office:value-type="float" office:value="0.643303656044612" calcext:value-type="float">
            <text:p>0.643303656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/>
          <table:table-cell office:value-type="string" calcext:value-type="string">
            <text:p>zsudraco</text:p>
          </table:table-cell>
          <table:table-cell office:value-type="float" office:value="4" calcext:value-type="float">
            <text:p>4</text:p>
          </table:table-cell>
          <table:table-cell office:value-type="float" office:value="0.512820512820513" calcext:value-type="float">
            <text:p>0.5128205128</text:p>
          </table:table-cell>
          <table:table-cell office:value-type="float" office:value="0.556666666666669" calcext:value-type="float">
            <text:p>0.5566666667</text:p>
          </table:table-cell>
          <table:table-cell office:value-type="float" office:value="15848.8102309589" calcext:value-type="float">
            <text:p>15848.8102309589</text:p>
          </table:table-cell>
          <table:table-cell office:value-type="float" office:value="0.658782195537702" calcext:value-type="float">
            <text:p>0.658782195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duner</text:p>
          </table:table-cell>
          <table:table-cell office:value-type="float" office:value="4" calcext:value-type="float">
            <text:p>4</text:p>
          </table:table-cell>
          <table:table-cell office:value-type="float" office:value="0.55452865064695" calcext:value-type="float">
            <text:p>0.5545286506</text:p>
          </table:table-cell>
          <table:table-cell office:value-type="float" office:value="0.628222222222225" calcext:value-type="float">
            <text:p>0.6282222222</text:p>
          </table:table-cell>
          <table:table-cell office:value-type="float" office:value="60280.7722524259" calcext:value-type="float">
            <text:p>60280.7722524259</text:p>
          </table:table-cell>
          <table:table-cell office:value-type="float" office:value="0.895672011129337" calcext:value-type="float">
            <text:p>0.8956720111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/>
          <table:table-cell office:value-type="string" calcext:value-type="string">
            <text:p>Standlove</text:p>
          </table:table-cell>
          <table:table-cell office:value-type="float" office:value="4" calcext:value-type="float">
            <text:p>4</text:p>
          </table:table-cell>
          <table:table-cell office:value-type="float" office:value="0.508302270416808" calcext:value-type="float">
            <text:p>0.5083022704</text:p>
          </table:table-cell>
          <table:table-cell office:value-type="float" office:value="0.548611111111113" calcext:value-type="float">
            <text:p>0.5486111111</text:p>
          </table:table-cell>
          <table:table-cell office:value-type="float" office:value="12853.6386446575" calcext:value-type="float">
            <text:p>12853.6386446575</text:p>
          </table:table-cell>
          <table:table-cell office:value-type="float" office:value="0.602204234849775" calcext:value-type="float">
            <text:p>0.6022042348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/>
          <table:table-cell office:value-type="string" calcext:value-type="string">
            <text:p>sb99</text:p>
          </table:table-cell>
          <table:table-cell office:value-type="float" office:value="4" calcext:value-type="float">
            <text:p>4</text:p>
          </table:table-cell>
          <table:table-cell office:value-type="float" office:value="0.504371" calcext:value-type="float">
            <text:p>0.504371</text:p>
          </table:table-cell>
          <table:table-cell office:value-type="float" office:value="0.555777777777781" calcext:value-type="float">
            <text:p>0.5557777778</text:p>
          </table:table-cell>
          <table:table-cell office:value-type="float" office:value="19576.2921140693" calcext:value-type="float">
            <text:p>19576.2921140693</text:p>
          </table:table-cell>
          <table:table-cell office:value-type="float" office:value="0.658646452652776" calcext:value-type="float">
            <text:p>0.6586464527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/>
          <table:table-cell office:value-type="string" calcext:value-type="string">
            <text:p>TangentZ</text:p>
          </table:table-cell>
          <table:table-cell office:value-type="float" office:value="4" calcext:value-type="float">
            <text:p>4</text:p>
          </table:table-cell>
          <table:table-cell office:value-type="float" office:value="0.466998754669987" calcext:value-type="float">
            <text:p>0.4669987547</text:p>
          </table:table-cell>
          <table:table-cell office:value-type="float" office:value="0.510333333333337" calcext:value-type="float">
            <text:p>0.5103333333</text:p>
          </table:table-cell>
          <table:table-cell office:value-type="float" office:value="11164.6017184961" calcext:value-type="float">
            <text:p>11164.6017184961</text:p>
          </table:table-cell>
          <table:table-cell office:value-type="float" office:value="0.365055624187683" calcext:value-type="float">
            <text:p>0.365055624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/>
          <table:table-cell office:value-type="string" calcext:value-type="string">
            <text:p>Wendell</text:p>
          </table:table-cell>
          <table:table-cell office:value-type="float" office:value="4" calcext:value-type="float">
            <text:p>4</text:p>
          </table:table-cell>
          <table:table-cell office:value-type="float" office:value="0.493258796448537" calcext:value-type="float">
            <text:p>0.4932587964</text:p>
          </table:table-cell>
          <table:table-cell office:value-type="float" office:value="0.531222222222225" calcext:value-type="float">
            <text:p>0.5312222222</text:p>
          </table:table-cell>
          <table:table-cell office:value-type="float" office:value="4359.86296521038" calcext:value-type="float">
            <text:p>4359.8629652104</text:p>
          </table:table-cell>
          <table:table-cell office:value-type="float" office:value="0.540457330069603" calcext:value-type="float">
            <text:p>0.540457330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ops</text:p>
          </table:table-cell>
          <table:table-cell office:value-type="float" office:value="4" calcext:value-type="float">
            <text:p>4</text:p>
          </table:table-cell>
          <table:table-cell office:value-type="float" office:value="0.545058139534884" calcext:value-type="float">
            <text:p>0.5450581395</text:p>
          </table:table-cell>
          <table:table-cell office:value-type="float" office:value="0.612833333333336" calcext:value-type="float">
            <text:p>0.6128333333</text:p>
          </table:table-cell>
          <table:table-cell office:value-type="float" office:value="65517.6949752594" calcext:value-type="float">
            <text:p>65517.6949752594</text:p>
          </table:table-cell>
          <table:table-cell office:value-type="float" office:value="0.800764877359614" calcext:value-type="float">
            <text:p>0.8007648774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prunthaban</text:p>
          </table:table-cell>
          <table:table-cell office:value-type="float" office:value="4" calcext:value-type="float">
            <text:p>4</text:p>
          </table:table-cell>
          <table:table-cell office:value-type="float" office:value="0.507958008804606" calcext:value-type="float">
            <text:p>0.5079580088</text:p>
          </table:table-cell>
          <table:table-cell office:value-type="float" office:value="0.559888888888892" calcext:value-type="float">
            <text:p>0.5598888889</text:p>
          </table:table-cell>
          <table:table-cell office:value-type="float" office:value="12968.5307945785" calcext:value-type="float">
            <text:p>12968.5307945785</text:p>
          </table:table-cell>
          <table:table-cell office:value-type="float" office:value="0.691574286194155" calcext:value-type="float">
            <text:p>0.6915742862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/>
          <table:table-cell office:value-type="string" calcext:value-type="string">
            <text:p>kyky</text:p>
          </table:table-cell>
          <table:table-cell office:value-type="float" office:value="4" calcext:value-type="float">
            <text:p>4</text:p>
          </table:table-cell>
          <table:table-cell office:value-type="float" office:value="0.510899182561308" calcext:value-type="float">
            <text:p>0.5108991826</text:p>
          </table:table-cell>
          <table:table-cell office:value-type="float" office:value="0.568444444444448" calcext:value-type="float">
            <text:p>0.5684444444</text:p>
          </table:table-cell>
          <table:table-cell office:value-type="float" office:value="18419.8929978258" calcext:value-type="float">
            <text:p>18419.8929978258</text:p>
          </table:table-cell>
          <table:table-cell office:value-type="float" office:value="0.714492989953407" calcext:value-type="float">
            <text:p>0.7144929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dplass</text:p>
          </table:table-cell>
          <table:table-cell office:value-type="float" office:value="4" calcext:value-type="float">
            <text:p>4</text:p>
          </table:table-cell>
          <table:table-cell office:value-type="float" office:value="0.496195831955012" calcext:value-type="float">
            <text:p>0.496195832</text:p>
          </table:table-cell>
          <table:table-cell office:value-type="float" office:value="0.555833333333337" calcext:value-type="float">
            <text:p>0.5558333333</text:p>
          </table:table-cell>
          <table:table-cell office:value-type="float" office:value="22576.0004542391" calcext:value-type="float">
            <text:p>22576.0004542391</text:p>
          </table:table-cell>
          <table:table-cell office:value-type="float" office:value="0.569622279412502" calcext:value-type="float">
            <text:p>0.5696222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6:41:15.565149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</meta:initial-creator>
    <meta:creation-date>2016-06-04T16:57:38.841647953</meta:creation-date>
    <dc:date>2016-06-06T16:42:35.816342892</dc:date>
    <dc:creator>Vinicius 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153" meta:object-count="0"/>
  </office:meta>
</office:document-meta>
</file>